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38b" officeooo:paragraph-rsid="0012e38b"/>
    </style:style>
    <style:style style:name="P2" style:family="paragraph" style:parent-style-name="Standard">
      <style:text-properties officeooo:rsid="0013d873" officeooo:paragraph-rsid="0013d873"/>
    </style:style>
    <style:style style:name="T1" style:family="text">
      <style:text-properties officeooo:rsid="0014b8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e para git</text:p>
      <text:p text:style-name="P1"/>
      <text:p text:style-name="P2">adicionando frase</text:p>
      <text:p text:style-name="P2"><text:s/><text:span text:style-name="T1">mais um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5T18:52:53.627039051</meta:creation-date>
    <dc:date>2020-08-05T19:00:17.861509983</dc:date>
    <meta:editing-duration>PT4M10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1" meta:paragraph-count="3" meta:word-count="7" meta:character-count="40" meta:non-whitespace-character-count="35"/>
  </office:meta>
</office:document-meta>
</file>